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VALLE CONDORI HUM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6844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20620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RANCO NINA LUIS ANG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450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2 062 0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OVALLE CONDORI HUMBERT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368449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49398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5691743</text:p>
          </table:table-cell>
          <table:table-cell table:style-name="Tabla2.D3" office:value-type="string">
            <text:p text:style-name="P23">5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00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